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officeooo:rsid="00023201" officeooo:paragraph-rsid="00023201"/>
    </style:style>
    <style:style style:name="P3" style:family="paragraph" style:parent-style-name="Standard">
      <style:text-properties style:font-name="Calibri" officeooo:rsid="00023201" officeooo:paragraph-rsid="0003fa4e"/>
    </style:style>
    <style:style style:name="P4" style:family="paragraph" style:parent-style-name="Standard">
      <style:text-properties style:font-name="Calibri" officeooo:rsid="00040bfc" officeooo:paragraph-rsid="00040b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amp;&amp;&amp;&amp;</text:p>
      <text:p text:style-name="P2"/>
      <text:p text:style-name="P2">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his text will be used to perform any actions. </text:p>
      <text:p text:style-name="P4">THIS TEXT IS APPER CASE BY DEFAULT.</text:p>
      <text:p text:style-name="P4">this text is lowercase by-default.</text:p>
      <text:p text:style-name="P4">ThIS shOULD bE InvERTed.</text:p>
      <text:p text:style-name="P2"/>
      <text:p text:style-name="P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51S</meta:editing-duration>
    <meta:editing-cycles>9</meta:editing-cycles>
    <meta:generator>LibreOffice/4.2.3.3$Windows_x86 LibreOffice_project/882f8a0a489bc99a9e60c7905a60226254cb6ff0</meta:generator>
    <dc:date>2014-05-26T13:25:08.342000000</dc:date>
    <meta:document-statistic meta:table-count="0" meta:image-count="0" meta:object-count="0" meta:page-count="1" meta:paragraph-count="6" meta:word-count="108" meta:character-count="571" meta:non-whitespace-character-count="468"/>
    <meta:user-defined meta:name="Info 1"/>
    <meta:user-defined meta:name="Info 2"/>
    <meta:user-defined meta:name="Info 3"/>
    <meta:user-defined meta:name="Info 4"/>
  </office:meta>
</office:document-meta>
</file>